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FTP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Re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FTPResource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FTPResource.clone( String clo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FTPResource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Re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FTPResource.SFTPResource( SFTPRepository repository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FTP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Resource.op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